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LC_underdamped_min_resistance" table:style-name="ta1">
        <table:shapes>
          <draw:frame draw:z-index="0" draw:style-name="gr1" draw:text-style-name="P1" svg:width="638.42pt" svg:height="445.92pt" svg:x="633.86pt" svg:y="15234.83pt">
            <loext:p draw:notify-on-update-of-ranges="RLC_underdamped_min_resistance.A1:RLC_underdamped_min_resistance.A1 RLC_underdamped_min_resistance.A2:RLC_underdamped_min_resistance.A1191 RLC_underdamped_min_resistance.B1:RLC_underdamped_min_resistance.B1 RLC_underdamped_min_resistance.B2:RLC_underdamped_min_resistance.B1191 RLC_underdamped_min_resistance.A1:RLC_underdamped_min_resistance.A1 RLC_underdamped_min_resistance.A2:RLC_underdamped_min_resistance.A1191 RLC_underdamped_min_resistance.C1:RLC_underdamped_min_resistance.C1 RLC_underdamped_min_resistance.C2:RLC_underdamped_min_resistance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0042" calcext:value-type="float">
            <text:p>0.00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0126" calcext:value-type="float">
            <text:p>0.00000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0294" calcext:value-type="float">
            <text:p>0.00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00378" calcext:value-type="float">
            <text:p>0.0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00462" calcext:value-type="float">
            <text:p>0.00000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0546" calcext:value-type="float">
            <text:p>0.00000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00714" calcext:value-type="float">
            <text:p>0.00000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0798" calcext:value-type="float">
            <text:p>0.00000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00882" calcext:value-type="float">
            <text:p>0.00000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00966" calcext:value-type="float">
            <text:p>0.00000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01134" calcext:value-type="float">
            <text:p>0.000011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01218" calcext:value-type="float">
            <text:p>0.000012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386" calcext:value-type="float">
            <text:p>0.000013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1554" calcext:value-type="float">
            <text:p>0.00001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1638" calcext:value-type="float">
            <text:p>0.000016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1722" calcext:value-type="float">
            <text:p>0.00001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1806" calcext:value-type="float">
            <text:p>0.000018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1974" calcext:value-type="float">
            <text:p>0.00001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02058" calcext:value-type="float">
            <text:p>0.000020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02142" calcext:value-type="float">
            <text:p>0.00002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226" calcext:value-type="float">
            <text:p>0.000022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02394" calcext:value-type="float">
            <text:p>0.0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02478" calcext:value-type="float">
            <text:p>0.00002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2562" calcext:value-type="float">
            <text:p>0.00002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2646" calcext:value-type="float">
            <text:p>0.00002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02814" calcext:value-type="float">
            <text:p>0.00002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02898" calcext:value-type="float">
            <text:p>0.000028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02982" calcext:value-type="float">
            <text:p>0.00002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066" calcext:value-type="float">
            <text:p>0.000030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03234" calcext:value-type="float">
            <text:p>0.000032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3318" calcext:value-type="float">
            <text:p>0.000033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3402" calcext:value-type="float">
            <text:p>0.000034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3486" calcext:value-type="float">
            <text:p>0.000034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03654" calcext:value-type="float">
            <text:p>0.00003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03738" calcext:value-type="float">
            <text:p>0.000037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03822" calcext:value-type="float">
            <text:p>0.000038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906" calcext:value-type="float">
            <text:p>0.000039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04074" calcext:value-type="float">
            <text:p>0.000040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04158" calcext:value-type="float">
            <text:p>0.000041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04242" calcext:value-type="float">
            <text:p>0.0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4326" calcext:value-type="float">
            <text:p>0.000043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04494" calcext:value-type="float">
            <text:p>0.000044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04578" calcext:value-type="float">
            <text:p>0.000045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04662" calcext:value-type="float">
            <text:p>0.000046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04746" calcext:value-type="float">
            <text:p>0.000047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04914" calcext:value-type="float">
            <text:p>0.000049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4998" calcext:value-type="float">
            <text:p>0.000049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5082" calcext:value-type="float">
            <text:p>0.00005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166" calcext:value-type="float">
            <text:p>0.000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5334" calcext:value-type="float">
            <text:p>0.000053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5418" calcext:value-type="float">
            <text:p>0.000054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5502" calcext:value-type="float">
            <text:p>0.000055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05586" calcext:value-type="float">
            <text:p>0.000055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05754" calcext:value-type="float">
            <text:p>0.00005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05838" calcext:value-type="float">
            <text:p>0.00005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05922" calcext:value-type="float">
            <text:p>0.00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06006" calcext:value-type="float">
            <text:p>0.000060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6174" calcext:value-type="float">
            <text:p>0.000061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6258" calcext:value-type="float">
            <text:p>0.0000625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06342" calcext:value-type="float">
            <text:p>0.000063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6426" calcext:value-type="float">
            <text:p>0.00006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6594" calcext:value-type="float">
            <text:p>0.00006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6678" calcext:value-type="float">
            <text:p>0.00006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06762" calcext:value-type="float">
            <text:p>0.00006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846" calcext:value-type="float">
            <text:p>0.00006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07014" calcext:value-type="float">
            <text:p>0.00007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098" calcext:value-type="float">
            <text:p>0.000070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7182" calcext:value-type="float">
            <text:p>0.000071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07266" calcext:value-type="float">
            <text:p>0.00007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07434" calcext:value-type="float">
            <text:p>0.00007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07518" calcext:value-type="float">
            <text:p>0.00007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07602" calcext:value-type="float">
            <text:p>0.00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07686" calcext:value-type="float">
            <text:p>0.000076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07854" calcext:value-type="float">
            <text:p>0.000078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7938" calcext:value-type="float">
            <text:p>0.000079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8022" calcext:value-type="float">
            <text:p>0.0000802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08106" calcext:value-type="float">
            <text:p>0.000081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08274" calcext:value-type="float">
            <text:p>0.000082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8358" calcext:value-type="float">
            <text:p>0.00008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8442" calcext:value-type="float">
            <text:p>0.000084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526" calcext:value-type="float">
            <text:p>0.000085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08694" calcext:value-type="float">
            <text:p>0.0000869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8778" calcext:value-type="float">
            <text:p>0.000087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8862" calcext:value-type="float">
            <text:p>0.000088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8946" calcext:value-type="float">
            <text:p>0.000089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0903" calcext:value-type="float">
            <text:p>0.000090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09114" calcext:value-type="float">
            <text:p>0.00009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9198" calcext:value-type="float">
            <text:p>0.00009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09282" calcext:value-type="float">
            <text:p>0.00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09366" calcext:value-type="float">
            <text:p>0.000093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0945" calcext:value-type="float">
            <text:p>0.0000945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9534" calcext:value-type="float">
            <text:p>0.000095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9618" calcext:value-type="float">
            <text:p>0.000096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9702" calcext:value-type="float">
            <text:p>0.000097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09786" calcext:value-type="float">
            <text:p>0.000097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0987" calcext:value-type="float">
            <text:p>0.00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954" calcext:value-type="float">
            <text:p>0.000099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0038" calcext:value-type="float">
            <text:p>0.000100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0122" calcext:value-type="float">
            <text:p>0.000101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0206" calcext:value-type="float">
            <text:p>0.000102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029" calcext:value-type="float">
            <text:p>0.000102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0374" calcext:value-type="float">
            <text:p>0.000103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0458" calcext:value-type="float">
            <text:p>0.000104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10542" calcext:value-type="float">
            <text:p>0.000105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10626" calcext:value-type="float">
            <text:p>0.000106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1071" calcext:value-type="float">
            <text:p>0.00010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10794" calcext:value-type="float">
            <text:p>0.000107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10878" calcext:value-type="float">
            <text:p>0.000108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10962" calcext:value-type="float">
            <text:p>0.00010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11046" calcext:value-type="float">
            <text:p>0.0001104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1113" calcext:value-type="float">
            <text:p>0.0001113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11214" calcext:value-type="float">
            <text:p>0.0001121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11298" calcext:value-type="float">
            <text:p>0.00011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1382" calcext:value-type="float">
            <text:p>0.000113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1466" calcext:value-type="float">
            <text:p>0.000114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155" calcext:value-type="float">
            <text:p>0.0001155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1634" calcext:value-type="float">
            <text:p>0.00011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1718" calcext:value-type="float">
            <text:p>0.000117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802" calcext:value-type="float">
            <text:p>0.000118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1886" calcext:value-type="float">
            <text:p>0.000118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197" calcext:value-type="float">
            <text:p>0.000119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2054" calcext:value-type="float">
            <text:p>0.000120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12138" calcext:value-type="float">
            <text:p>0.000121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12222" calcext:value-type="float">
            <text:p>0.000122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12306" calcext:value-type="float">
            <text:p>0.000123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1239" calcext:value-type="float">
            <text:p>0.000123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12474" calcext:value-type="float">
            <text:p>0.000124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12558" calcext:value-type="float">
            <text:p>0.00012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12642" calcext:value-type="float">
            <text:p>0.000126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2726" calcext:value-type="float">
            <text:p>0.000127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1281" calcext:value-type="float">
            <text:p>0.0001281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12894" calcext:value-type="float">
            <text:p>0.0001289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12978" calcext:value-type="float">
            <text:p>0.0001297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062" calcext:value-type="float">
            <text:p>0.0001306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3146" calcext:value-type="float">
            <text:p>0.0001314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323" calcext:value-type="float">
            <text:p>0.00013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3314" calcext:value-type="float">
            <text:p>0.00013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3398" calcext:value-type="float">
            <text:p>0.000133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3482" calcext:value-type="float">
            <text:p>0.000134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365" calcext:value-type="float">
            <text:p>0.000136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3734" calcext:value-type="float">
            <text:p>0.000137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13818" calcext:value-type="float">
            <text:p>0.000138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902" calcext:value-type="float">
            <text:p>0.000139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13986" calcext:value-type="float">
            <text:p>0.000139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1407" calcext:value-type="float">
            <text:p>0.000140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14154" calcext:value-type="float">
            <text:p>0.000141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4238" calcext:value-type="float">
            <text:p>0.000142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4322" calcext:value-type="float">
            <text:p>0.000143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14406" calcext:value-type="float">
            <text:p>0.000144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1449" calcext:value-type="float">
            <text:p>0.000144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14574" calcext:value-type="float">
            <text:p>0.000145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14658" calcext:value-type="float">
            <text:p>0.0001465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742" calcext:value-type="float">
            <text:p>0.000147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14826" calcext:value-type="float">
            <text:p>0.000148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491" calcext:value-type="float">
            <text:p>0.0001491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4994" calcext:value-type="float">
            <text:p>0.000149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15078" calcext:value-type="float">
            <text:p>0.000150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5162" calcext:value-type="float">
            <text:p>0.000151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15246" calcext:value-type="float">
            <text:p>0.000152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1533" calcext:value-type="float">
            <text:p>0.000153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5414" calcext:value-type="float">
            <text:p>0.0001541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15498" calcext:value-type="float">
            <text:p>0.000154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15582" calcext:value-type="float">
            <text:p>0.000155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5666" calcext:value-type="float">
            <text:p>0.000156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1575" calcext:value-type="float">
            <text:p>0.000157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653265" calcext:value-type="float">
            <text:p>-1.0653265</text:p>
          </table:table-cell>
        </table:table-row>
        <table:table-row table:style-name="ro1">
          <table:table-cell office:value-type="float" office:value="0.00015834" calcext:value-type="float">
            <text:p>0.000158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653265" calcext:value-type="float">
            <text:p>-1.0653265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15918" calcext:value-type="float">
            <text:p>0.000159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6002" calcext:value-type="float">
            <text:p>0.000160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16086" calcext:value-type="float">
            <text:p>0.000160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1617" calcext:value-type="float">
            <text:p>0.000161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6254" calcext:value-type="float">
            <text:p>0.000162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6338" calcext:value-type="float">
            <text:p>0.000163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16422" calcext:value-type="float">
            <text:p>0.000164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6506" calcext:value-type="float">
            <text:p>0.000165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659" calcext:value-type="float">
            <text:p>0.000165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6674" calcext:value-type="float">
            <text:p>0.000166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6758" calcext:value-type="float">
            <text:p>0.000167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6842" calcext:value-type="float">
            <text:p>0.000168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16926" calcext:value-type="float">
            <text:p>0.000169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701" calcext:value-type="float">
            <text:p>0.000170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17094" calcext:value-type="float">
            <text:p>0.0001709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7178" calcext:value-type="float">
            <text:p>0.000171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7262" calcext:value-type="float">
            <text:p>0.0001726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17346" calcext:value-type="float">
            <text:p>0.0001734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743" calcext:value-type="float">
            <text:p>0.000174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17514" calcext:value-type="float">
            <text:p>0.000175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17598" calcext:value-type="float">
            <text:p>0.000175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7682" calcext:value-type="float">
            <text:p>0.000176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17766" calcext:value-type="float">
            <text:p>0.000177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1785" calcext:value-type="float">
            <text:p>0.000178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7934" calcext:value-type="float">
            <text:p>0.000179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18018" calcext:value-type="float">
            <text:p>0.000180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18102" calcext:value-type="float">
            <text:p>0.000181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8186" calcext:value-type="float">
            <text:p>0.000181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827" calcext:value-type="float">
            <text:p>0.000182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8354" calcext:value-type="float">
            <text:p>0.000183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8438" calcext:value-type="float">
            <text:p>0.000184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8522" calcext:value-type="float">
            <text:p>0.000185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8606" calcext:value-type="float">
            <text:p>0.000186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869" calcext:value-type="float">
            <text:p>0.000186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8774" calcext:value-type="float">
            <text:p>0.0001877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8858" calcext:value-type="float">
            <text:p>0.000188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18942" calcext:value-type="float">
            <text:p>0.000189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19026" calcext:value-type="float">
            <text:p>0.000190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1911" calcext:value-type="float">
            <text:p>0.000191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9194" calcext:value-type="float">
            <text:p>0.000191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19278" calcext:value-type="float">
            <text:p>0.000192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19362" calcext:value-type="float">
            <text:p>0.000193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19446" calcext:value-type="float">
            <text:p>0.000194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1953" calcext:value-type="float">
            <text:p>0.000195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19614" calcext:value-type="float">
            <text:p>0.000196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9698" calcext:value-type="float">
            <text:p>0.000196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19782" calcext:value-type="float">
            <text:p>0.000197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9866" calcext:value-type="float">
            <text:p>0.000198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995" calcext:value-type="float">
            <text:p>0.000199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0034" calcext:value-type="float">
            <text:p>0.000200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0118" calcext:value-type="float">
            <text:p>0.000201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0286" calcext:value-type="float">
            <text:p>0.0002028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037" calcext:value-type="float">
            <text:p>0.000203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20454" calcext:value-type="float">
            <text:p>0.0002045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538" calcext:value-type="float">
            <text:p>0.000205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20622" calcext:value-type="float">
            <text:p>0.000206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20706" calcext:value-type="float">
            <text:p>0.000207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079" calcext:value-type="float">
            <text:p>0.000207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20874" calcext:value-type="float">
            <text:p>0.000208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20958" calcext:value-type="float">
            <text:p>0.000209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21042" calcext:value-type="float">
            <text:p>0.00021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1126" calcext:value-type="float">
            <text:p>0.00021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121" calcext:value-type="float">
            <text:p>0.000212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1294" calcext:value-type="float">
            <text:p>0.00021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378" calcext:value-type="float">
            <text:p>0.00021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21462" calcext:value-type="float">
            <text:p>0.00021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1546" calcext:value-type="float">
            <text:p>0.000215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163" calcext:value-type="float">
            <text:p>0.00021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1714" calcext:value-type="float">
            <text:p>0.00021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1798" calcext:value-type="float">
            <text:p>0.00021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1882" calcext:value-type="float">
            <text:p>0.00021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1966" calcext:value-type="float">
            <text:p>0.00021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205" calcext:value-type="float">
            <text:p>0.000220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22134" calcext:value-type="float">
            <text:p>0.0002213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218" calcext:value-type="float">
            <text:p>0.000222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22302" calcext:value-type="float">
            <text:p>0.0002230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22386" calcext:value-type="float">
            <text:p>0.000223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247" calcext:value-type="float">
            <text:p>0.00022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22554" calcext:value-type="float">
            <text:p>0.00022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22638" calcext:value-type="float">
            <text:p>0.000226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22722" calcext:value-type="float">
            <text:p>0.00022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2806" calcext:value-type="float">
            <text:p>0.00022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22974" calcext:value-type="float">
            <text:p>0.000229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3058" calcext:value-type="float">
            <text:p>0.00023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23142" calcext:value-type="float">
            <text:p>0.00023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23226" calcext:value-type="float">
            <text:p>0.00023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331" calcext:value-type="float">
            <text:p>0.00023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23394" calcext:value-type="float">
            <text:p>0.00023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3478" calcext:value-type="float">
            <text:p>0.00023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3562" calcext:value-type="float">
            <text:p>0.00023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3646" calcext:value-type="float">
            <text:p>0.00023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373" calcext:value-type="float">
            <text:p>0.00023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23814" calcext:value-type="float">
            <text:p>0.000238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23898" calcext:value-type="float">
            <text:p>0.000238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3982" calcext:value-type="float">
            <text:p>0.000239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24066" calcext:value-type="float">
            <text:p>0.000240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2415" calcext:value-type="float">
            <text:p>0.000241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4234" calcext:value-type="float">
            <text:p>0.000242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4318" calcext:value-type="float">
            <text:p>0.000243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24402" calcext:value-type="float">
            <text:p>0.000244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4486" calcext:value-type="float">
            <text:p>0.000244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457" calcext:value-type="float">
            <text:p>0.000245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24654" calcext:value-type="float">
            <text:p>0.00024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24738" calcext:value-type="float">
            <text:p>0.000247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4822" calcext:value-type="float">
            <text:p>0.000248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24906" calcext:value-type="float">
            <text:p>0.000249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2499" calcext:value-type="float">
            <text:p>0.000249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25074" calcext:value-type="float">
            <text:p>0.000250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5158" calcext:value-type="float">
            <text:p>0.0002515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5242" calcext:value-type="float">
            <text:p>0.0002524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541" calcext:value-type="float">
            <text:p>0.000254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5494" calcext:value-type="float">
            <text:p>0.000254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25578" calcext:value-type="float">
            <text:p>0.000255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25662" calcext:value-type="float">
            <text:p>0.00025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055275" calcext:value-type="float">
            <text:p>1.1055275</text:p>
          </table:table-cell>
        </table:table-row>
        <table:table-row table:style-name="ro1">
          <table:table-cell office:value-type="float" office:value="0.00025746" calcext:value-type="float">
            <text:p>0.00025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2583" calcext:value-type="float">
            <text:p>0.000258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25914" calcext:value-type="float">
            <text:p>0.0002591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25998" calcext:value-type="float">
            <text:p>0.0002599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26082" calcext:value-type="float">
            <text:p>0.000260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26166" calcext:value-type="float">
            <text:p>0.000261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25" calcext:value-type="float">
            <text:p>0.00026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26334" calcext:value-type="float">
            <text:p>0.000263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6418" calcext:value-type="float">
            <text:p>0.000264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6502" calcext:value-type="float">
            <text:p>0.00026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6586" calcext:value-type="float">
            <text:p>0.00026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667" calcext:value-type="float">
            <text:p>0.00026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26754" calcext:value-type="float">
            <text:p>0.00026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6838" calcext:value-type="float">
            <text:p>0.000268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6922" calcext:value-type="float">
            <text:p>0.000269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27006" calcext:value-type="float">
            <text:p>0.000270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09" calcext:value-type="float">
            <text:p>0.000270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7174" calcext:value-type="float">
            <text:p>0.00027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27258" calcext:value-type="float">
            <text:p>0.0002725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7342" calcext:value-type="float">
            <text:p>0.00027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27426" calcext:value-type="float">
            <text:p>0.000274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2751" calcext:value-type="float">
            <text:p>0.00027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27594" calcext:value-type="float">
            <text:p>0.00027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27678" calcext:value-type="float">
            <text:p>0.00027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27762" calcext:value-type="float">
            <text:p>0.0002776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7846" calcext:value-type="float">
            <text:p>0.0002784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793" calcext:value-type="float">
            <text:p>0.0002793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28014" calcext:value-type="float">
            <text:p>0.0002801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8098" calcext:value-type="float">
            <text:p>0.0002809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28182" calcext:value-type="float">
            <text:p>0.00028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28266" calcext:value-type="float">
            <text:p>0.00028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835" calcext:value-type="float">
            <text:p>0.00028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28434" calcext:value-type="float">
            <text:p>0.00028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8518" calcext:value-type="float">
            <text:p>0.00028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8602" calcext:value-type="float">
            <text:p>0.00028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8686" calcext:value-type="float">
            <text:p>0.000286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2877" calcext:value-type="float">
            <text:p>0.000287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28854" calcext:value-type="float">
            <text:p>0.000288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28938" calcext:value-type="float">
            <text:p>0.000289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29022" calcext:value-type="float">
            <text:p>0.000290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29106" calcext:value-type="float">
            <text:p>0.000291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2919" calcext:value-type="float">
            <text:p>0.000291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29274" calcext:value-type="float">
            <text:p>0.000292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29358" calcext:value-type="float">
            <text:p>0.00029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29442" calcext:value-type="float">
            <text:p>0.000294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29526" calcext:value-type="float">
            <text:p>0.000295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961" calcext:value-type="float">
            <text:p>0.0002961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29694" calcext:value-type="float">
            <text:p>0.0002969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29778" calcext:value-type="float">
            <text:p>0.0002977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9862" calcext:value-type="float">
            <text:p>0.0002986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9946" calcext:value-type="float">
            <text:p>0.000299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003" calcext:value-type="float">
            <text:p>0.00030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0114" calcext:value-type="float">
            <text:p>0.00030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0198" calcext:value-type="float">
            <text:p>0.00030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0282" calcext:value-type="float">
            <text:p>0.000302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0366" calcext:value-type="float">
            <text:p>0.00030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045" calcext:value-type="float">
            <text:p>0.000304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30534" calcext:value-type="float">
            <text:p>0.00030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30618" calcext:value-type="float">
            <text:p>0.000306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0702" calcext:value-type="float">
            <text:p>0.00030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0786" calcext:value-type="float">
            <text:p>0.00030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3087" calcext:value-type="float">
            <text:p>0.00030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30954" calcext:value-type="float">
            <text:p>0.000309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1038" calcext:value-type="float">
            <text:p>0.000310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1122" calcext:value-type="float">
            <text:p>0.0003112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31206" calcext:value-type="float">
            <text:p>0.000312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3129" calcext:value-type="float">
            <text:p>0.000312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1374" calcext:value-type="float">
            <text:p>0.000313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31458" calcext:value-type="float">
            <text:p>0.0003145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1542" calcext:value-type="float">
            <text:p>0.000315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1626" calcext:value-type="float">
            <text:p>0.000316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171" calcext:value-type="float">
            <text:p>0.00031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1794" calcext:value-type="float">
            <text:p>0.000317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1878" calcext:value-type="float">
            <text:p>0.000318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1962" calcext:value-type="float">
            <text:p>0.00031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2046" calcext:value-type="float">
            <text:p>0.000320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3213" calcext:value-type="float">
            <text:p>0.000321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32214" calcext:value-type="float">
            <text:p>0.000322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32298" calcext:value-type="float">
            <text:p>0.00032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32382" calcext:value-type="float">
            <text:p>0.000323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2466" calcext:value-type="float">
            <text:p>0.000324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255" calcext:value-type="float">
            <text:p>0.000325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32634" calcext:value-type="float">
            <text:p>0.00032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2718" calcext:value-type="float">
            <text:p>0.000327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32802" calcext:value-type="float">
            <text:p>0.000328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32886" calcext:value-type="float">
            <text:p>0.000328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3297" calcext:value-type="float">
            <text:p>0.000329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054" calcext:value-type="float">
            <text:p>0.000330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33138" calcext:value-type="float">
            <text:p>0.000331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33222" calcext:value-type="float">
            <text:p>0.0003322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3306" calcext:value-type="float">
            <text:p>0.000333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339" calcext:value-type="float">
            <text:p>0.000333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3474" calcext:value-type="float">
            <text:p>0.000334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33558" calcext:value-type="float">
            <text:p>0.00033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3642" calcext:value-type="float">
            <text:p>0.0003364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3726" calcext:value-type="float">
            <text:p>0.000337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3381" calcext:value-type="float">
            <text:p>0.000338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94" calcext:value-type="float">
            <text:p>0.000338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33978" calcext:value-type="float">
            <text:p>0.000339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34062" calcext:value-type="float">
            <text:p>0.000340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34146" calcext:value-type="float">
            <text:p>0.000341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423" calcext:value-type="float">
            <text:p>0.00034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24623" calcext:value-type="float">
            <text:p>0.924623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4314" calcext:value-type="float">
            <text:p>0.00034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045225" calcext:value-type="float">
            <text:p>0.9045225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34398" calcext:value-type="float">
            <text:p>0.000343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34482" calcext:value-type="float">
            <text:p>0.000344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34566" calcext:value-type="float">
            <text:p>0.000345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3465" calcext:value-type="float">
            <text:p>0.0003465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734" calcext:value-type="float">
            <text:p>0.000347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34818" calcext:value-type="float">
            <text:p>0.000348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34902" calcext:value-type="float">
            <text:p>0.000349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-0.257286432" calcext:value-type="float">
            <text:p>-0.25728643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3507" calcext:value-type="float">
            <text:p>0.000350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5154" calcext:value-type="float">
            <text:p>0.0003515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5238" calcext:value-type="float">
            <text:p>0.000352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5322" calcext:value-type="float">
            <text:p>0.0003532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5406" calcext:value-type="float">
            <text:p>0.0003540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3549" calcext:value-type="float">
            <text:p>0.000354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35574" calcext:value-type="float">
            <text:p>0.000355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5658" calcext:value-type="float">
            <text:p>0.000356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35742" calcext:value-type="float">
            <text:p>0.000357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85427" calcext:value-type="float">
            <text:p>-1.085427</text:p>
          </table:table-cell>
        </table:table-row>
        <table:table-row table:style-name="ro1">
          <table:table-cell office:value-type="float" office:value="0.00035826" calcext:value-type="float">
            <text:p>0.000358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85427" calcext:value-type="float">
            <text:p>-1.085427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653265" calcext:value-type="float">
            <text:p>-1.0653265</text:p>
          </table:table-cell>
        </table:table-row>
        <table:table-row table:style-name="ro1">
          <table:table-cell office:value-type="float" office:value="0.0003591" calcext:value-type="float">
            <text:p>0.000359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35994" calcext:value-type="float">
            <text:p>0.000359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36078" calcext:value-type="float">
            <text:p>0.000360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36162" calcext:value-type="float">
            <text:p>0.000361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6246" calcext:value-type="float">
            <text:p>0.000362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633" calcext:value-type="float">
            <text:p>0.000363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6414" calcext:value-type="float">
            <text:p>0.000364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6498" calcext:value-type="float">
            <text:p>0.000364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6582" calcext:value-type="float">
            <text:p>0.000365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6666" calcext:value-type="float">
            <text:p>0.000366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36834" calcext:value-type="float">
            <text:p>0.0003683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6918" calcext:value-type="float">
            <text:p>0.0003691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7002" calcext:value-type="float">
            <text:p>0.000370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717" calcext:value-type="float">
            <text:p>0.0003717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37254" calcext:value-type="float">
            <text:p>0.000372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37338" calcext:value-type="float">
            <text:p>0.000373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37506" calcext:value-type="float">
            <text:p>0.000375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251255" calcext:value-type="float">
            <text:p>-1.0251255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1.045226" calcext:value-type="float">
            <text:p>-1.045226</text:p>
          </table:table-cell>
        </table:table-row>
        <table:table-row table:style-name="ro1">
          <table:table-cell office:value-type="float" office:value="0.0003759" calcext:value-type="float">
            <text:p>0.000375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1.005025" calcext:value-type="float">
            <text:p>-1.005025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7674" calcext:value-type="float">
            <text:p>0.000376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37758" calcext:value-type="float">
            <text:p>0.000377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37842" calcext:value-type="float">
            <text:p>0.000378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7926" calcext:value-type="float">
            <text:p>0.000379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801" calcext:value-type="float">
            <text:p>0.000380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8094" calcext:value-type="float">
            <text:p>0.000380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8178" calcext:value-type="float">
            <text:p>0.000381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8262" calcext:value-type="float">
            <text:p>0.000382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8346" calcext:value-type="float">
            <text:p>0.000383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843" calcext:value-type="float">
            <text:p>0.0003843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38514" calcext:value-type="float">
            <text:p>0.000385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38598" calcext:value-type="float">
            <text:p>0.000385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8682" calcext:value-type="float">
            <text:p>0.0003868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8766" calcext:value-type="float">
            <text:p>0.0003876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885" calcext:value-type="float">
            <text:p>0.000388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8934" calcext:value-type="float">
            <text:p>0.0003893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39018" calcext:value-type="float">
            <text:p>0.0003901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9102" calcext:value-type="float">
            <text:p>0.000391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9186" calcext:value-type="float">
            <text:p>0.000391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849245" calcext:value-type="float">
            <text:p>-0.9849245</text:p>
          </table:table-cell>
        </table:table-row>
        <table:table-row table:style-name="ro1">
          <table:table-cell office:value-type="float" office:value="0.0003927" calcext:value-type="float">
            <text:p>0.000392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39354" calcext:value-type="float">
            <text:p>0.000393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39438" calcext:value-type="float">
            <text:p>0.000394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39522" calcext:value-type="float">
            <text:p>0.000395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39606" calcext:value-type="float">
            <text:p>0.000396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969" calcext:value-type="float">
            <text:p>0.000396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9774" calcext:value-type="float">
            <text:p>0.000397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39858" calcext:value-type="float">
            <text:p>0.000398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39942" calcext:value-type="float">
            <text:p>0.000399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0026" calcext:value-type="float">
            <text:p>0.000400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011" calcext:value-type="float">
            <text:p>0.000401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0194" calcext:value-type="float">
            <text:p>0.000401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0278" calcext:value-type="float">
            <text:p>0.0004027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0362" calcext:value-type="float">
            <text:p>0.0004036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40446" calcext:value-type="float">
            <text:p>0.000404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53" calcext:value-type="float">
            <text:p>0.000405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40614" calcext:value-type="float">
            <text:p>0.000406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40698" calcext:value-type="float">
            <text:p>0.000406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40782" calcext:value-type="float">
            <text:p>0.000407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40866" calcext:value-type="float">
            <text:p>0.000408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447235" calcext:value-type="float">
            <text:p>-0.9447235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64824" calcext:value-type="float">
            <text:p>-0.964824</text:p>
          </table:table-cell>
        </table:table-row>
        <table:table-row table:style-name="ro1">
          <table:table-cell office:value-type="float" office:value="0.0004095" calcext:value-type="float">
            <text:p>0.000409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41034" calcext:value-type="float">
            <text:p>0.000410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41118" calcext:value-type="float">
            <text:p>0.000411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41202" calcext:value-type="float">
            <text:p>0.000412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41286" calcext:value-type="float">
            <text:p>0.000412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37" calcext:value-type="float">
            <text:p>0.0004137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41454" calcext:value-type="float">
            <text:p>0.00041454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41538" calcext:value-type="float">
            <text:p>0.000415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1622" calcext:value-type="float">
            <text:p>0.000416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1706" calcext:value-type="float">
            <text:p>0.000417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179" calcext:value-type="float">
            <text:p>0.000417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1874" calcext:value-type="float">
            <text:p>0.000418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1958" calcext:value-type="float">
            <text:p>0.000419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2042" calcext:value-type="float">
            <text:p>0.00042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42126" calcext:value-type="float">
            <text:p>0.000421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1" calcext:value-type="float">
            <text:p>0.00042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42294" calcext:value-type="float">
            <text:p>0.0004229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42378" calcext:value-type="float">
            <text:p>0.00042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42462" calcext:value-type="float">
            <text:p>0.00042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42546" calcext:value-type="float">
            <text:p>0.00042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924623" calcext:value-type="float">
            <text:p>-0.924623</text:p>
          </table:table-cell>
        </table:table-row>
        <table:table-row table:style-name="ro1">
          <table:table-cell office:value-type="float" office:value="0.0004263" calcext:value-type="float">
            <text:p>0.00042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9045225" calcext:value-type="float">
            <text:p>-0.9045225</text:p>
          </table:table-cell>
        </table:table-row>
        <table:table-row table:style-name="ro1">
          <table:table-cell office:value-type="float" office:value="0.00042714" calcext:value-type="float">
            <text:p>0.000427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2798" calcext:value-type="float">
            <text:p>0.0004279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42882" calcext:value-type="float">
            <text:p>0.000428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42966" calcext:value-type="float">
            <text:p>0.0004296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514572864" calcext:value-type="float">
            <text:p>-0.514572864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4305" calcext:value-type="float">
            <text:p>0.00043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43134" calcext:value-type="float">
            <text:p>0.000431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43218" calcext:value-type="float">
            <text:p>0.0004321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3302" calcext:value-type="float">
            <text:p>0.000433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3386" calcext:value-type="float">
            <text:p>0.000433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347" calcext:value-type="float">
            <text:p>0.00043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3554" calcext:value-type="float">
            <text:p>0.00043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3638" calcext:value-type="float">
            <text:p>0.000436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3722" calcext:value-type="float">
            <text:p>0.00043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43806" calcext:value-type="float">
            <text:p>0.000438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389" calcext:value-type="float">
            <text:p>0.000438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43974" calcext:value-type="float">
            <text:p>0.00043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44058" calcext:value-type="float">
            <text:p>0.000440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44142" calcext:value-type="float">
            <text:p>0.00044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4226" calcext:value-type="float">
            <text:p>0.00044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4431" calcext:value-type="float">
            <text:p>0.00044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4394" calcext:value-type="float">
            <text:p>0.00044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44478" calcext:value-type="float">
            <text:p>0.00044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44562" calcext:value-type="float">
            <text:p>0.000445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44646" calcext:value-type="float">
            <text:p>0.000446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4473" calcext:value-type="float">
            <text:p>0.00044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44814" calcext:value-type="float">
            <text:p>0.000448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44898" calcext:value-type="float">
            <text:p>0.000448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44982" calcext:value-type="float">
            <text:p>0.000449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066" calcext:value-type="float">
            <text:p>0.00045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515" calcext:value-type="float">
            <text:p>0.000451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5234" calcext:value-type="float">
            <text:p>0.00045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45318" calcext:value-type="float">
            <text:p>0.000453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5402" calcext:value-type="float">
            <text:p>0.000454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45486" calcext:value-type="float">
            <text:p>0.000454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4557" calcext:value-type="float">
            <text:p>0.000455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45654" calcext:value-type="float">
            <text:p>0.000456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5738" calcext:value-type="float">
            <text:p>0.000457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45822" calcext:value-type="float">
            <text:p>0.000458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125628" calcext:value-type="float">
            <text:p>1.125628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5906" calcext:value-type="float">
            <text:p>0.000459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4599" calcext:value-type="float">
            <text:p>0.000459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46074" calcext:value-type="float">
            <text:p>0.000460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46158" calcext:value-type="float">
            <text:p>0.0004615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242" calcext:value-type="float">
            <text:p>0.000462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6326" calcext:value-type="float">
            <text:p>0.000463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4641" calcext:value-type="float">
            <text:p>0.000464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6494" calcext:value-type="float">
            <text:p>0.000464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6578" calcext:value-type="float">
            <text:p>0.000465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662" calcext:value-type="float">
            <text:p>0.00046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746" calcext:value-type="float">
            <text:p>0.000467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4683" calcext:value-type="float">
            <text:p>0.000468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6914" calcext:value-type="float">
            <text:p>0.000469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46998" calcext:value-type="float">
            <text:p>0.0004699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47082" calcext:value-type="float">
            <text:p>0.00047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47166" calcext:value-type="float">
            <text:p>0.00047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4725" calcext:value-type="float">
            <text:p>0.00047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7334" calcext:value-type="float">
            <text:p>0.000473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7418" calcext:value-type="float">
            <text:p>0.00047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7502" calcext:value-type="float">
            <text:p>0.00047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85427" calcext:value-type="float">
            <text:p>1.085427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653265" calcext:value-type="float">
            <text:p>1.0653265</text:p>
          </table:table-cell>
        </table:table-row>
        <table:table-row table:style-name="ro1">
          <table:table-cell office:value-type="float" office:value="0.00047586" calcext:value-type="float">
            <text:p>0.00047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4767" calcext:value-type="float">
            <text:p>0.000476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84422" calcext:value-type="float">
            <text:p>0.884422</text:p>
          </table:table-cell>
        </table:table-row>
        <table:table-row table:style-name="ro1">
          <table:table-cell office:value-type="float" office:value="0.00047754" calcext:value-type="float">
            <text:p>0.000477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47838" calcext:value-type="float">
            <text:p>0.000478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7922" calcext:value-type="float">
            <text:p>0.0004792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48006" calcext:value-type="float">
            <text:p>0.000480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4809" calcext:value-type="float">
            <text:p>0.000480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48174" calcext:value-type="float">
            <text:p>0.000481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8258" calcext:value-type="float">
            <text:p>0.0004825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8342" calcext:value-type="float">
            <text:p>0.00048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48426" calcext:value-type="float">
            <text:p>0.00048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51" calcext:value-type="float">
            <text:p>0.000485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8594" calcext:value-type="float">
            <text:p>0.0004859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8678" calcext:value-type="float">
            <text:p>0.00048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48762" calcext:value-type="float">
            <text:p>0.000487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8846" calcext:value-type="float">
            <text:p>0.000488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4893" calcext:value-type="float">
            <text:p>0.00048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49014" calcext:value-type="float">
            <text:p>0.00049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9849245" calcext:value-type="float">
            <text:p>0.9849245</text:p>
          </table:table-cell>
        </table:table-row>
        <table:table-row table:style-name="ro1">
          <table:table-cell office:value-type="float" office:value="0.00049098" calcext:value-type="float">
            <text:p>0.00049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9182" calcext:value-type="float">
            <text:p>0.00049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45226" calcext:value-type="float">
            <text:p>1.045226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1.0251255" calcext:value-type="float">
            <text:p>1.0251255</text:p>
          </table:table-cell>
        </table:table-row>
        <table:table-row table:style-name="ro1">
          <table:table-cell office:value-type="float" office:value="0.00049266" calcext:value-type="float">
            <text:p>0.0004926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1.005025" calcext:value-type="float">
            <text:p>1.005025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64824" calcext:value-type="float">
            <text:p>0.964824</text:p>
          </table:table-cell>
        </table:table-row>
        <table:table-row table:style-name="ro1">
          <table:table-cell office:value-type="float" office:value="0.0004935" calcext:value-type="float">
            <text:p>0.00049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9447235" calcext:value-type="float">
            <text:p>0.9447235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643215" calcext:value-type="float">
            <text:p>0.8643215</text:p>
          </table:table-cell>
        </table:table-row>
        <table:table-row table:style-name="ro1">
          <table:table-cell office:value-type="float" office:value="0.00049434" calcext:value-type="float">
            <text:p>0.000494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49518" calcext:value-type="float">
            <text:p>0.000495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9602" calcext:value-type="float">
            <text:p>0.000496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49686" calcext:value-type="float">
            <text:p>0.0004968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977" calcext:value-type="float">
            <text:p>0.0004977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9854" calcext:value-type="float">
            <text:p>0.00049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49938" calcext:value-type="float">
            <text:p>0.00049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0201005" calcext:value-type="float">
            <text:p>-0.020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20:34.571535189</dc:date>
    <meta:editing-duration>PT1M12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23cm" svg:height="15.732cm" xlink:href=".." xlink:type="simple" chart:class="chart:scatter" chart:style-name="ch1">
        <chart:title svg:x="5.608cm" svg:y="0.45cm" chart:style-name="ch2">
          <text:p>Series RLC Circuit, Underdamped, Minimum Resistance</text:p>
        </chart:title>
        <chart:legend chart:legend-position="end" svg:x="20.703cm" svg:y="7.318cm" style:legend-expansion="high" chart:style-name="ch3"/>
        <chart:plot-area chart:style-name="ch4" table:cell-range-address="RLC_underdamped_min_resistance.A1:RLC_underdamped_min_resistance.C1191" chart:data-source-has-labels="row" svg:x="1.461cm" svg:y="1.543cm" svg:width="18.792cm" svg:height="12.894cm">
          <chartooo:coordinate-region svg:x="2.294cm" svg:y="1.742cm" svg:width="17.441cm" svg:height="12.496cm"/>
          <chart:axis chart:dimension="x" chart:name="primary-x" chart:style-name="ch5">
            <chart:title svg:x="10.231cm" svg:y="14.751cm" chart:style-name="ch6">
              <text:p>Time (s)</text:p>
            </chart:title>
          </chart:axis>
          <chart:axis chart:dimension="y" chart:name="primary-y" chart:style-name="ch5">
            <chart:title svg:x="0.451cm" svg:y="8.841cm" chart:style-name="ch7">
              <text:p>Voltage (V)</text:p>
            </chart:title>
            <chart:grid chart:style-name="ch8" chart:class="major"/>
          </chart:axis>
          <chart:series chart:style-name="ch9" chart:values-cell-range-address="RLC_underdamped_min_resistance.B2:RLC_underdamped_min_resistance.B1191" chart:label-cell-address="RLC_underdamped_min_resistance.B1:RLC_underdamped_min_resistance.B1" chart:class="chart:scatter">
            <chart:domain table:cell-range-address="RLC_underdamped_min_resistance.A2:RLC_underdamped_min_resistance.A1191"/>
            <chart:data-point chart:repeated="1190"/>
          </chart:series>
          <chart:series chart:style-name="ch10" chart:values-cell-range-address="RLC_underdamped_min_resistance.C2:RLC_underdamped_min_resistance.C1191" chart:label-cell-address="RLC_underdamped_min_resistance.C1:RLC_underdamped_min_resistance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RLC_underdamped_min_resistance.B1:RLC_underdamped_min_resistance.B1</svg:desc>
                </draw:g>
              </table:table-cell>
              <table:table-cell office:value-type="string">
                <text:p>Vc</text:p>
                <draw:g>
                  <svg:desc>RLC_underdamped_min_resistance.C1:RLC_underdamped_min_resistan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LC_underdamped_min_resistance.A2:RLC_underdamped_min_resistance.A1191</svg:desc>
                </draw:g>
              </table:table-cell>
              <table:table-cell office:value-type="float" office:value="-0.506532663">
                <text:p>-0.506532663</text:p>
                <draw:g>
                  <svg:desc>RLC_underdamped_min_resistance.B2:RLC_underdamped_min_resistance.B1191</svg:desc>
                </draw:g>
              </table:table-cell>
              <table:table-cell office:value-type="float" office:value="-0.0603015">
                <text:p>-0.0603015</text:p>
                <draw:g>
                  <svg:desc>RLC_underdamped_min_resistance.C2:RLC_underdamped_min_resistance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6">
                <text:p>0.00000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1">
                <text:p>0.0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94">
                <text:p>0.00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78">
                <text:p>0.0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62">
                <text:p>0.00000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46">
                <text:p>0.00000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3">
                <text:p>0.000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4">
                <text:p>0.00000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798">
                <text:p>0.00000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82">
                <text:p>0.00000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966">
                <text:p>0.00000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05">
                <text:p>0.00001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34">
                <text:p>0.000011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18">
                <text:p>0.000012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302">
                <text:p>0.000013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86">
                <text:p>0.000013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7">
                <text:p>0.00001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554">
                <text:p>0.00001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638">
                <text:p>0.000016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722">
                <text:p>0.00001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806">
                <text:p>0.000018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89">
                <text:p>0.00001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74">
                <text:p>0.00001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058">
                <text:p>0.000020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1">
                <text:p>0.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42">
                <text:p>0.00002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226">
                <text:p>0.000022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31">
                <text:p>0.00002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394">
                <text:p>0.0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478">
                <text:p>0.00002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562">
                <text:p>0.00002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46">
                <text:p>0.00002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814">
                <text:p>0.00002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898">
                <text:p>0.000028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982">
                <text:p>0.00002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066">
                <text:p>0.000030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234">
                <text:p>0.000032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318">
                <text:p>0.000033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402">
                <text:p>0.000034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3486">
                <text:p>0.000034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3654">
                <text:p>0.00003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738">
                <text:p>0.000037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3822">
                <text:p>0.000038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906">
                <text:p>0.000039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74">
                <text:p>0.000040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158">
                <text:p>0.000041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242">
                <text:p>0.0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326">
                <text:p>0.000043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494">
                <text:p>0.000044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578">
                <text:p>0.000045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662">
                <text:p>0.000046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46">
                <text:p>0.000047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4914">
                <text:p>0.000049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998">
                <text:p>0.000049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5082">
                <text:p>0.00005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166">
                <text:p>0.000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525">
                <text:p>0.00005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5334">
                <text:p>0.000053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5418">
                <text:p>0.000054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46">
                <text:p>0.00005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5502">
                <text:p>0.000055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586">
                <text:p>0.000055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628">
                <text:p>0.000056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567">
                <text:p>0.00005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5754">
                <text:p>0.00005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5796">
                <text:p>0.00005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5838">
                <text:p>0.00005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922">
                <text:p>0.00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964">
                <text:p>0.00005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6006">
                <text:p>0.000060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609">
                <text:p>0.000060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32">
                <text:p>0.000061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174">
                <text:p>0.000061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6258">
                <text:p>0.0000625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63">
                <text:p>0.000063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6342">
                <text:p>0.000063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6426">
                <text:p>0.00006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468">
                <text:p>0.00006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51">
                <text:p>0.00006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6594">
                <text:p>0.00006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6636">
                <text:p>0.00006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678">
                <text:p>0.00006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6762">
                <text:p>0.00006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6804">
                <text:p>0.000068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846">
                <text:p>0.00006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693">
                <text:p>0.00006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7014">
                <text:p>0.00007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098">
                <text:p>0.000070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714">
                <text:p>0.00007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182">
                <text:p>0.000071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7266">
                <text:p>0.00007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7308">
                <text:p>0.000073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735">
                <text:p>0.00007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434">
                <text:p>0.00007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7476">
                <text:p>0.00007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7518">
                <text:p>0.00007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7602">
                <text:p>0.00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7644">
                <text:p>0.00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7686">
                <text:p>0.000076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777">
                <text:p>0.000077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7812">
                <text:p>0.0000781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7854">
                <text:p>0.000078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7938">
                <text:p>0.000079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798">
                <text:p>0.00007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8022">
                <text:p>0.0000802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8106">
                <text:p>0.000081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8148">
                <text:p>0.00008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819">
                <text:p>0.000081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8274">
                <text:p>0.000082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8316">
                <text:p>0.00008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8358">
                <text:p>0.00008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4">
                <text:p>0.0000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8442">
                <text:p>0.000084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484">
                <text:p>0.00008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8526">
                <text:p>0.000085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861">
                <text:p>0.000086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8652">
                <text:p>0.00008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8694">
                <text:p>0.0000869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8778">
                <text:p>0.000087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2">
                <text:p>0.00008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8862">
                <text:p>0.000088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8946">
                <text:p>0.000089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8988">
                <text:p>0.00008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903">
                <text:p>0.000090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9114">
                <text:p>0.00009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9156">
                <text:p>0.00009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9198">
                <text:p>0.00009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9282">
                <text:p>0.00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9324">
                <text:p>0.00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9366">
                <text:p>0.000093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945">
                <text:p>0.0000945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9492">
                <text:p>0.00009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34">
                <text:p>0.000095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618">
                <text:p>0.000096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966">
                <text:p>0.00009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9702">
                <text:p>0.000097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9786">
                <text:p>0.000097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9828">
                <text:p>0.0000982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987">
                <text:p>0.00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9954">
                <text:p>0.000099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9996">
                <text:p>0.00009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038">
                <text:p>0.000100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0122">
                <text:p>0.000101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0164">
                <text:p>0.000101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0206">
                <text:p>0.000102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029">
                <text:p>0.000102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0332">
                <text:p>0.000103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0374">
                <text:p>0.000103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0458">
                <text:p>0.000104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05">
                <text:p>0.00010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0542">
                <text:p>0.000105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0626">
                <text:p>0.000106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0668">
                <text:p>0.00010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071">
                <text:p>0.00010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0794">
                <text:p>0.000107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0836">
                <text:p>0.00010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0878">
                <text:p>0.000108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962">
                <text:p>0.00010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1004">
                <text:p>0.00011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1046">
                <text:p>0.0001104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113">
                <text:p>0.0001113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1172">
                <text:p>0.00011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1214">
                <text:p>0.0001121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1298">
                <text:p>0.00011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134">
                <text:p>0.00011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1382">
                <text:p>0.000113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1466">
                <text:p>0.000114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1508">
                <text:p>0.00011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55">
                <text:p>0.0001155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634">
                <text:p>0.00011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1676">
                <text:p>0.00011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718">
                <text:p>0.000117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1802">
                <text:p>0.000118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1844">
                <text:p>0.000118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1886">
                <text:p>0.000118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197">
                <text:p>0.000119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2012">
                <text:p>0.00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2054">
                <text:p>0.000120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138">
                <text:p>0.000121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18">
                <text:p>0.00012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2306">
                <text:p>0.000123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2348">
                <text:p>0.0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2474">
                <text:p>0.000124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2516">
                <text:p>0.00012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2558">
                <text:p>0.00012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26">
                <text:p>0.0001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2642">
                <text:p>0.000126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2684">
                <text:p>0.00012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2726">
                <text:p>0.000127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1281">
                <text:p>0.0001281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12852">
                <text:p>0.00012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12894">
                <text:p>0.0001289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978">
                <text:p>0.0001297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302">
                <text:p>0.0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13062">
                <text:p>0.0001306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3146">
                <text:p>0.0001314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3188">
                <text:p>0.000131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323">
                <text:p>0.00013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13314">
                <text:p>0.00013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3356">
                <text:p>0.00013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3398">
                <text:p>0.000133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3482">
                <text:p>0.000134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3524">
                <text:p>0.00013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13566">
                <text:p>0.000135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365">
                <text:p>0.000136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3692">
                <text:p>0.00013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3734">
                <text:p>0.000137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3818">
                <text:p>0.000138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386">
                <text:p>0.00013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3902">
                <text:p>0.000139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986">
                <text:p>0.000139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4028">
                <text:p>0.000140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07">
                <text:p>0.000140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154">
                <text:p>0.000141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4196">
                <text:p>0.00014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4238">
                <text:p>0.000142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4322">
                <text:p>0.000143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4364">
                <text:p>0.0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4406">
                <text:p>0.000144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49">
                <text:p>0.000144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4532">
                <text:p>0.0001453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4574">
                <text:p>0.000145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4658">
                <text:p>0.0001465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47">
                <text:p>0.00014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14742">
                <text:p>0.000147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14826">
                <text:p>0.000148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4868">
                <text:p>0.000148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1491">
                <text:p>0.0001491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14994">
                <text:p>0.000149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5036">
                <text:p>0.000150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15078">
                <text:p>0.000150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15162">
                <text:p>0.000151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15204">
                <text:p>0.000152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15246">
                <text:p>0.000152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15288">
                <text:p>0.000152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1533">
                <text:p>0.000153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15372">
                <text:p>0.000153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15414">
                <text:p>0.0001541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498">
                <text:p>0.000154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554">
                <text:p>0.0001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5582">
                <text:p>0.000155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5624">
                <text:p>0.000156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5666">
                <text:p>0.000156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5708">
                <text:p>0.000157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575">
                <text:p>0.000157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5792">
                <text:p>0.00015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653265">
                <text:p>-1.06532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5834">
                <text:p>0.000158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653265">
                <text:p>-1.06532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5876">
                <text:p>0.000158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5918">
                <text:p>0.000159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6002">
                <text:p>0.000160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6044">
                <text:p>0.000160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16086">
                <text:p>0.000160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128">
                <text:p>0.000161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1617">
                <text:p>0.000161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16212">
                <text:p>0.000162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16254">
                <text:p>0.000162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6296">
                <text:p>0.000162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16338">
                <text:p>0.000163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38">
                <text:p>0.0001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16422">
                <text:p>0.000164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16464">
                <text:p>0.000164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16506">
                <text:p>0.000165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16548">
                <text:p>0.000165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659">
                <text:p>0.000165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16632">
                <text:p>0.000166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6674">
                <text:p>0.000166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16716">
                <text:p>0.000167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16758">
                <text:p>0.000167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168">
                <text:p>0.000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16842">
                <text:p>0.000168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6884">
                <text:p>0.000168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926">
                <text:p>0.000169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6968">
                <text:p>0.0001696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1701">
                <text:p>0.000170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052">
                <text:p>0.00017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17094">
                <text:p>0.0001709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17178">
                <text:p>0.000171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1722">
                <text:p>0.0001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7346">
                <text:p>0.0001734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17388">
                <text:p>0.000173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1743">
                <text:p>0.000174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7514">
                <text:p>0.000175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17556">
                <text:p>0.000175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7598">
                <text:p>0.000175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7682">
                <text:p>0.000176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7724">
                <text:p>0.000177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7766">
                <text:p>0.000177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1785">
                <text:p>0.000178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7892">
                <text:p>0.000178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7934">
                <text:p>0.000179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018">
                <text:p>0.000180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806">
                <text:p>0.0001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18102">
                <text:p>0.000181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8186">
                <text:p>0.000181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8228">
                <text:p>0.000182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1827">
                <text:p>0.000182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8354">
                <text:p>0.000183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396">
                <text:p>0.000183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438">
                <text:p>0.000184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8522">
                <text:p>0.000185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8564">
                <text:p>0.000185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8606">
                <text:p>0.000186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69">
                <text:p>0.000186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8732">
                <text:p>0.00018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8774">
                <text:p>0.0001877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8858">
                <text:p>0.000188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89">
                <text:p>0.00018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8942">
                <text:p>0.000189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026">
                <text:p>0.000190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068">
                <text:p>0.00019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911">
                <text:p>0.000191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194">
                <text:p>0.000191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236">
                <text:p>0.000192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278">
                <text:p>0.000192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9362">
                <text:p>0.000193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404">
                <text:p>0.00019404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9446">
                <text:p>0.000194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53">
                <text:p>0.000195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9572">
                <text:p>0.000195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9614">
                <text:p>0.000196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698">
                <text:p>0.000196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74">
                <text:p>0.0001974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9782">
                <text:p>0.000197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866">
                <text:p>0.000198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908">
                <text:p>0.00019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5">
                <text:p>0.000199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992">
                <text:p>0.000199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20034">
                <text:p>0.000200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0118">
                <text:p>0.000201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20202">
                <text:p>0.000202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20286">
                <text:p>0.0002028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2037">
                <text:p>0.000203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20454">
                <text:p>0.0002045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538">
                <text:p>0.000205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20622">
                <text:p>0.000206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0706">
                <text:p>0.000207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2079">
                <text:p>0.000207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20874">
                <text:p>0.000208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20958">
                <text:p>0.000209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21">
                <text:p>0.000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21042">
                <text:p>0.00021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121">
                <text:p>0.000212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1294">
                <text:p>0.00021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1378">
                <text:p>0.00021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21462">
                <text:p>0.00021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21546">
                <text:p>0.000215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2163">
                <text:p>0.00021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1714">
                <text:p>0.00021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1798">
                <text:p>0.00021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1882">
                <text:p>0.00021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1966">
                <text:p>0.00021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205">
                <text:p>0.000220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2134">
                <text:p>0.0002213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2218">
                <text:p>0.000222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2302">
                <text:p>0.0002230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2386">
                <text:p>0.000223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47">
                <text:p>0.00022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54">
                <text:p>0.00022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638">
                <text:p>0.000226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2722">
                <text:p>0.00022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6">
                <text:p>0.00022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89">
                <text:p>0.00022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2974">
                <text:p>0.000229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3058">
                <text:p>0.00023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31">
                <text:p>0.0002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3142">
                <text:p>0.00023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26">
                <text:p>0.00023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31">
                <text:p>0.00023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3394">
                <text:p>0.00023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3478">
                <text:p>0.00023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3562">
                <text:p>0.00023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46">
                <text:p>0.00023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373">
                <text:p>0.00023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3814">
                <text:p>0.000238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3898">
                <text:p>0.000238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3982">
                <text:p>0.000239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4066">
                <text:p>0.000240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415">
                <text:p>0.000241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4234">
                <text:p>0.000242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4318">
                <text:p>0.000243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4402">
                <text:p>0.000244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4486">
                <text:p>0.000244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2457">
                <text:p>0.000245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24654">
                <text:p>0.00024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24738">
                <text:p>0.000247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24822">
                <text:p>0.000248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24906">
                <text:p>0.000249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2499">
                <text:p>0.000249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25074">
                <text:p>0.000250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25158">
                <text:p>0.0002515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5242">
                <text:p>0.0002524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25326">
                <text:p>0.000253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541">
                <text:p>0.000254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25494">
                <text:p>0.000254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25536">
                <text:p>0.00025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5578">
                <text:p>0.000255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">
                <text:p>0.00025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5704">
                <text:p>0.00025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055275">
                <text:p>1.10552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5746">
                <text:p>0.00025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5788">
                <text:p>0.000257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583">
                <text:p>0.000258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5872">
                <text:p>0.00025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25914">
                <text:p>0.0002591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25956">
                <text:p>0.000259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2604">
                <text:p>0.00026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26082">
                <text:p>0.000260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26124">
                <text:p>0.000261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26166">
                <text:p>0.000261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26208">
                <text:p>0.000262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2625">
                <text:p>0.00026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26292">
                <text:p>0.000262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26334">
                <text:p>0.000263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26376">
                <text:p>0.0002637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26418">
                <text:p>0.000264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2646">
                <text:p>0.00026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26502">
                <text:p>0.00026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26544">
                <text:p>0.00026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26586">
                <text:p>0.00026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26628">
                <text:p>0.00026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2667">
                <text:p>0.00026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26712">
                <text:p>0.00026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6754">
                <text:p>0.00026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6796">
                <text:p>0.000267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6838">
                <text:p>0.000268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26922">
                <text:p>0.000269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27006">
                <text:p>0.000270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7048">
                <text:p>0.000270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709">
                <text:p>0.000270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7132">
                <text:p>0.000271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27174">
                <text:p>0.00027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27216">
                <text:p>0.00027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7258">
                <text:p>0.0002725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273">
                <text:p>0.00027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27342">
                <text:p>0.00027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7384">
                <text:p>0.00027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27426">
                <text:p>0.000274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27468">
                <text:p>0.00027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2751">
                <text:p>0.00027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27552">
                <text:p>0.00027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27594">
                <text:p>0.00027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636">
                <text:p>0.000276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27678">
                <text:p>0.00027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2772">
                <text:p>0.00027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27762">
                <text:p>0.0002776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7804">
                <text:p>0.0002780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7846">
                <text:p>0.0002784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27888">
                <text:p>0.00027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7972">
                <text:p>0.0002797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8014">
                <text:p>0.0002801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8056">
                <text:p>0.00028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8098">
                <text:p>0.0002809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2814">
                <text:p>0.00028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28182">
                <text:p>0.00028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28224">
                <text:p>0.00028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28266">
                <text:p>0.00028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8308">
                <text:p>0.00028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2835">
                <text:p>0.00028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28392">
                <text:p>0.00028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28434">
                <text:p>0.00028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28476">
                <text:p>0.00028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28518">
                <text:p>0.00028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28602">
                <text:p>0.00028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8644">
                <text:p>0.00028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28686">
                <text:p>0.000286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28728">
                <text:p>0.00028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77">
                <text:p>0.000287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28812">
                <text:p>0.00028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28854">
                <text:p>0.000288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8896">
                <text:p>0.00028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8938">
                <text:p>0.000289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898">
                <text:p>0.00028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29022">
                <text:p>0.000290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9064">
                <text:p>0.00029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29106">
                <text:p>0.000291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29148">
                <text:p>0.00029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2919">
                <text:p>0.000291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29232">
                <text:p>0.00029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29274">
                <text:p>0.000292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29316">
                <text:p>0.00029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29358">
                <text:p>0.00029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294">
                <text:p>0.0002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29442">
                <text:p>0.000294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29484">
                <text:p>0.00029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29526">
                <text:p>0.000295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29568">
                <text:p>0.00029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29652">
                <text:p>0.0002965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29694">
                <text:p>0.0002969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29736">
                <text:p>0.000297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29778">
                <text:p>0.0002977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2982">
                <text:p>0.00029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9862">
                <text:p>0.0002986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29904">
                <text:p>0.00029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29946">
                <text:p>0.000299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29988">
                <text:p>0.00029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3003">
                <text:p>0.00030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0114">
                <text:p>0.00030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30156">
                <text:p>0.00030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198">
                <text:p>0.00030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30282">
                <text:p>0.000302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30324">
                <text:p>0.00030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30366">
                <text:p>0.00030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3045">
                <text:p>0.000304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0492">
                <text:p>0.00030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0534">
                <text:p>0.00030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18">
                <text:p>0.000306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066">
                <text:p>0.0003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0702">
                <text:p>0.00030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0744">
                <text:p>0.00030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0786">
                <text:p>0.00030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0828">
                <text:p>0.00030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087">
                <text:p>0.00030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0912">
                <text:p>0.00030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0954">
                <text:p>0.000309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0996">
                <text:p>0.00030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1038">
                <text:p>0.000310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108">
                <text:p>0.000310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1122">
                <text:p>0.0003112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1164">
                <text:p>0.000311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1206">
                <text:p>0.000312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1248">
                <text:p>0.000312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129">
                <text:p>0.000312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1332">
                <text:p>0.00031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1374">
                <text:p>0.000313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416">
                <text:p>0.0003141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458">
                <text:p>0.0003145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5">
                <text:p>0.000315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1542">
                <text:p>0.000315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1584">
                <text:p>0.00031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31668">
                <text:p>0.00031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171">
                <text:p>0.00031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1752">
                <text:p>0.00031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1794">
                <text:p>0.000317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31836">
                <text:p>0.00031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31878">
                <text:p>0.000318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31962">
                <text:p>0.00031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32004">
                <text:p>0.000320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32046">
                <text:p>0.000320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32088">
                <text:p>0.00032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3213">
                <text:p>0.000321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32172">
                <text:p>0.000321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32214">
                <text:p>0.000322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32256">
                <text:p>0.00032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32298">
                <text:p>0.00032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234">
                <text:p>0.00032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2382">
                <text:p>0.000323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2424">
                <text:p>0.00032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466">
                <text:p>0.000324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32508">
                <text:p>0.00032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3255">
                <text:p>0.000325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32592">
                <text:p>0.00032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2634">
                <text:p>0.00032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2676">
                <text:p>0.000326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32718">
                <text:p>0.000327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3276">
                <text:p>0.00032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2802">
                <text:p>0.000328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844">
                <text:p>0.0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32886">
                <text:p>0.000328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2928">
                <text:p>0.00032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297">
                <text:p>0.000329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33012">
                <text:p>0.00033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33054">
                <text:p>0.000330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33096">
                <text:p>0.0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33138">
                <text:p>0.000331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3318">
                <text:p>0.00033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33222">
                <text:p>0.0003322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33264">
                <text:p>0.00033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33306">
                <text:p>0.000333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3348">
                <text:p>0.0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3339">
                <text:p>0.000333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3432">
                <text:p>0.00033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3474">
                <text:p>0.000334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3516">
                <text:p>0.0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33558">
                <text:p>0.00033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336">
                <text:p>0.000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3642">
                <text:p>0.0003364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33684">
                <text:p>0.00033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33726">
                <text:p>0.000337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33768">
                <text:p>0.00033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3381">
                <text:p>0.000338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33852">
                <text:p>0.00033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33894">
                <text:p>0.000338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3936">
                <text:p>0.00033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33978">
                <text:p>0.000339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3402">
                <text:p>0.00034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4062">
                <text:p>0.000340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34104">
                <text:p>0.00034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34146">
                <text:p>0.000341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34188">
                <text:p>0.0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3423">
                <text:p>0.00034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24623">
                <text:p>0.9246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4272">
                <text:p>0.000342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4314">
                <text:p>0.00034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045225">
                <text:p>0.90452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34356">
                <text:p>0.0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34398">
                <text:p>0.000343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3444">
                <text:p>0.0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4482">
                <text:p>0.000344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34524">
                <text:p>0.0003452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4566">
                <text:p>0.000345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4608">
                <text:p>0.0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34692">
                <text:p>0.00034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34734">
                <text:p>0.000347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4776">
                <text:p>0.0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34818">
                <text:p>0.000348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486">
                <text:p>0.00034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4902">
                <text:p>0.000349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4944">
                <text:p>0.00034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986">
                <text:p>0.000349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5028">
                <text:p>0.00035028</text:p>
              </table:table-cell>
              <table:table-cell office:value-type="float" office:value="-0.257286432">
                <text:p>-0.25728643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3507">
                <text:p>0.000350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35154">
                <text:p>0.0003515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35196">
                <text:p>0.000351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5238">
                <text:p>0.000352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35322">
                <text:p>0.0003532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5364">
                <text:p>0.000353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35406">
                <text:p>0.0003540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549">
                <text:p>0.000354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5532">
                <text:p>0.000355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5574">
                <text:p>0.000355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5658">
                <text:p>0.000356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57">
                <text:p>0.00035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35742">
                <text:p>0.000357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85427">
                <text:p>-1.0854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35826">
                <text:p>0.000358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85427">
                <text:p>-1.0854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5868">
                <text:p>0.000358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653265">
                <text:p>-1.06532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3591">
                <text:p>0.000359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35994">
                <text:p>0.000359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36036">
                <text:p>0.000360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36078">
                <text:p>0.000360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36204">
                <text:p>0.000362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36246">
                <text:p>0.000362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633">
                <text:p>0.000363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36372">
                <text:p>0.000363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36414">
                <text:p>0.000364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6498">
                <text:p>0.000364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3654">
                <text:p>0.000365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36582">
                <text:p>0.000365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36666">
                <text:p>0.000366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36708">
                <text:p>0.000367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3675">
                <text:p>0.000367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36834">
                <text:p>0.0003683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6876">
                <text:p>0.000368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36918">
                <text:p>0.0003691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37002">
                <text:p>0.000370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044">
                <text:p>0.000370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37086">
                <text:p>0.0003708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3717">
                <text:p>0.0003717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37212">
                <text:p>0.000372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37254">
                <text:p>0.000372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37338">
                <text:p>0.000373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738">
                <text:p>0.00037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422">
                <text:p>0.000374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37506">
                <text:p>0.000375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251255">
                <text:p>-1.02512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37548">
                <text:p>0.000375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1.045226">
                <text:p>-1.0452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3759">
                <text:p>0.000375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1.005025">
                <text:p>-1.0050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37674">
                <text:p>0.000376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37716">
                <text:p>0.000377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37758">
                <text:p>0.000377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78">
                <text:p>0.000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37842">
                <text:p>0.000378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37884">
                <text:p>0.000378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37926">
                <text:p>0.000379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3801">
                <text:p>0.000380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8052">
                <text:p>0.000380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38094">
                <text:p>0.000380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38178">
                <text:p>0.000381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3822">
                <text:p>0.00038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8262">
                <text:p>0.000382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8346">
                <text:p>0.000383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38388">
                <text:p>0.000383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3843">
                <text:p>0.0003843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38514">
                <text:p>0.000385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8556">
                <text:p>0.00038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38598">
                <text:p>0.000385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38682">
                <text:p>0.0003868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8724">
                <text:p>0.000387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8766">
                <text:p>0.0003876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885">
                <text:p>0.000388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892">
                <text:p>0.000388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38934">
                <text:p>0.0003893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39018">
                <text:p>0.0003901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3906">
                <text:p>0.00039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102">
                <text:p>0.000391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39186">
                <text:p>0.000391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39228">
                <text:p>0.000392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849245">
                <text:p>-0.98492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3927">
                <text:p>0.000392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39354">
                <text:p>0.000393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39396">
                <text:p>0.000393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39438">
                <text:p>0.000394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9522">
                <text:p>0.000395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9564">
                <text:p>0.000395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39606">
                <text:p>0.000396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969">
                <text:p>0.000396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9732">
                <text:p>0.00039732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39774">
                <text:p>0.000397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9858">
                <text:p>0.000398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99">
                <text:p>0.00039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39942">
                <text:p>0.000399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0026">
                <text:p>0.000400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011">
                <text:p>0.000401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0194">
                <text:p>0.000401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0278">
                <text:p>0.0004027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0362">
                <text:p>0.0004036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0446">
                <text:p>0.000404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053">
                <text:p>0.000405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0614">
                <text:p>0.000406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0698">
                <text:p>0.000406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0782">
                <text:p>0.000407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0866">
                <text:p>0.000408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447235">
                <text:p>-0.94472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64824">
                <text:p>-0.9648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095">
                <text:p>0.000409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1034">
                <text:p>0.000410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1118">
                <text:p>0.000411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1202">
                <text:p>0.000412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1286">
                <text:p>0.000412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137">
                <text:p>0.0004137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1454">
                <text:p>0.00041454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1538">
                <text:p>0.000415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1622">
                <text:p>0.000416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1706">
                <text:p>0.000417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179">
                <text:p>0.000417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1874">
                <text:p>0.000418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1958">
                <text:p>0.000419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42">
                <text:p>0.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2042">
                <text:p>0.00042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2126">
                <text:p>0.000421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4221">
                <text:p>0.00042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42294">
                <text:p>0.0004229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2378">
                <text:p>0.00042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42462">
                <text:p>0.00042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42546">
                <text:p>0.00042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924623">
                <text:p>-0.9246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263">
                <text:p>0.00042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9045225">
                <text:p>-0.90452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42714">
                <text:p>0.000427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42798">
                <text:p>0.0004279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42882">
                <text:p>0.000428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42966">
                <text:p>0.0004296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514572864">
                <text:p>-0.514572864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4305">
                <text:p>0.00043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134">
                <text:p>0.000431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43218">
                <text:p>0.0004321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43302">
                <text:p>0.000433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43386">
                <text:p>0.000433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4347">
                <text:p>0.00043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43554">
                <text:p>0.00043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43638">
                <text:p>0.000436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43722">
                <text:p>0.00043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806">
                <text:p>0.000438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4389">
                <text:p>0.000438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44058">
                <text:p>0.000440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441">
                <text:p>0.00044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44142">
                <text:p>0.00044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44226">
                <text:p>0.00044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4431">
                <text:p>0.00044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44394">
                <text:p>0.00044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44478">
                <text:p>0.00044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44562">
                <text:p>0.000445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4646">
                <text:p>0.00044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4473">
                <text:p>0.00044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4814">
                <text:p>0.000448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4898">
                <text:p>0.000448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44982">
                <text:p>0.000449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45066">
                <text:p>0.00045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4515">
                <text:p>0.000451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45234">
                <text:p>0.00045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5318">
                <text:p>0.000453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45402">
                <text:p>0.000454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45486">
                <text:p>0.000454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45528">
                <text:p>0.00045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4557">
                <text:p>0.000455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45612">
                <text:p>0.000456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45654">
                <text:p>0.000456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45696">
                <text:p>0.00045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5738">
                <text:p>0.000457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4578">
                <text:p>0.00045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125628">
                <text:p>1.12562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45864">
                <text:p>0.00045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45906">
                <text:p>0.000459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45948">
                <text:p>0.000459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4599">
                <text:p>0.000459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46032">
                <text:p>0.000460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6074">
                <text:p>0.000460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46116">
                <text:p>0.000461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158">
                <text:p>0.0004615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62">
                <text:p>0.00046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46242">
                <text:p>0.000462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46284">
                <text:p>0.0004628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6326">
                <text:p>0.000463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46368">
                <text:p>0.000463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4641">
                <text:p>0.000464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46452">
                <text:p>0.000464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6494">
                <text:p>0.000464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46536">
                <text:p>0.000465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46578">
                <text:p>0.000465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4662">
                <text:p>0.0004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46662">
                <text:p>0.00046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46704">
                <text:p>0.00046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46746">
                <text:p>0.000467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46788">
                <text:p>0.000467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683">
                <text:p>0.000468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46914">
                <text:p>0.000469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46998">
                <text:p>0.0004699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4704">
                <text:p>0.0004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47082">
                <text:p>0.00047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7124">
                <text:p>0.00047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7166">
                <text:p>0.00047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47208">
                <text:p>0.00047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4725">
                <text:p>0.00047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47292">
                <text:p>0.00047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7334">
                <text:p>0.000473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47376">
                <text:p>0.000473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47418">
                <text:p>0.00047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4746">
                <text:p>0.0004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47502">
                <text:p>0.00047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85427">
                <text:p>1.08542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47544">
                <text:p>0.00047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653265">
                <text:p>1.065326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7586">
                <text:p>0.00047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47628">
                <text:p>0.00047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4767">
                <text:p>0.000476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47712">
                <text:p>0.00047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84422">
                <text:p>0.8844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47754">
                <text:p>0.000477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47796">
                <text:p>0.0004779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47838">
                <text:p>0.000478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4788">
                <text:p>0.0004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7922">
                <text:p>0.0004792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7964">
                <text:p>0.0004796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48006">
                <text:p>0.000480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48048">
                <text:p>0.0004804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4809">
                <text:p>0.000480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48132">
                <text:p>0.00048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48174">
                <text:p>0.000481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48216">
                <text:p>0.000482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48258">
                <text:p>0.0004825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483">
                <text:p>0.00048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48342">
                <text:p>0.00048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48384">
                <text:p>0.00048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48426">
                <text:p>0.00048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48468">
                <text:p>0.00048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4851">
                <text:p>0.000485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48552">
                <text:p>0.00048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48594">
                <text:p>0.0004859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48636">
                <text:p>0.000486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48678">
                <text:p>0.00048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4872">
                <text:p>0.0004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48762">
                <text:p>0.000487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48804">
                <text:p>0.000488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48846">
                <text:p>0.000488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48888">
                <text:p>0.00048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4893">
                <text:p>0.00048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48972">
                <text:p>0.000489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49014">
                <text:p>0.00049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49056">
                <text:p>0.000490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9849245">
                <text:p>0.984924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49098">
                <text:p>0.00049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4914">
                <text:p>0.00049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49182">
                <text:p>0.00049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45226">
                <text:p>1.04522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49224">
                <text:p>0.00049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1.0251255">
                <text:p>1.02512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49266">
                <text:p>0.0004926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1.005025">
                <text:p>1.0050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49308">
                <text:p>0.00049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64824">
                <text:p>0.9648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4935">
                <text:p>0.00049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9447235">
                <text:p>0.94472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49392">
                <text:p>0.0004939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643215">
                <text:p>0.864321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49434">
                <text:p>0.000494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49476">
                <text:p>0.00049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49518">
                <text:p>0.000495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4956">
                <text:p>0.000495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49602">
                <text:p>0.000496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49644">
                <text:p>0.0004964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49686">
                <text:p>0.0004968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49728">
                <text:p>0.00049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4977">
                <text:p>0.0004977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49812">
                <text:p>0.00049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9854">
                <text:p>0.00049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49896">
                <text:p>0.00049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49938">
                <text:p>0.00049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0201005">
                <text:p>-0.0201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